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7274000034AC80E4A72F.svm" manifest:media-type=""/>
  <manifest:file-entry manifest:full-path="Pictures/2000000900007274000034ACDA0C3AE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.3cm" fo:margin-bottom="0cm" style:contextual-spacing="false" fo:line-height="100%" fo:text-align="center" style:justify-single-word="false" style:writing-mode="lr-tb"/>
    </style:style>
    <style:style style:name="P6" style:family="paragraph" style:parent-style-name="Text_20_body">
      <style:paragraph-properties fo:margin-top="0.3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44ef74"/>
    </style:style>
    <style:style style:name="P1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14" style:family="paragraph" style:parent-style-name="Text_20_body">
      <style:paragraph-properties fo:margin-top="0.499cm" fo:margin-bottom="0cm" style:contextual-spacing="false" fo:line-height="100%" fo:text-align="center" style:justify-single-word="false" style:writing-mode="lr-tb"/>
      <style:text-properties officeooo:paragraph-rsid="004c6e89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2ff8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333c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9fa7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b4ed9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845d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6e89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style="italic"/>
    </style:style>
    <style:style style:name="T13" style:family="text">
      <style:text-properties fo:font-style="italic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c6e8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7">4</text:span><text:span text:style-name="T2">.</text:span><text:span text:style-name="T7">1</text:span><text:span text:style-name="T3">.</text:span><text:span text:style-name="T1"> </text:span><text:span text:style-name="T6">L</text:span><text:span text:style-name="T7">ucho recargado</text:span></text:p>
      <text:p text:style-name="P3"/>
      <text:p text:style-name="P12"><text:bookmark text:name="docs-internal-guid-b70a7898-3fc9-d64b-881f-c0ee509efe88"/><text:span text:style-name="T8">El robot Lucho otra vez tiene que prender las luces, y por supuesto, vos tenés que completar el programa para que lo haga. Hay 6 filas de luces, y cada fila tiene 9 lugares, y no hay luces en todas las celdas, así que Lucho tiene que ir con cuidado, preguntando si hay o no una luz antes de prenderla. </text:span><text:span text:style-name="T10">C</text:span><text:span text:style-name="T8">ompletá el programa para ayudar a Lucho con su tarea. Como siempre, te mostramos algunos tableros iniciales y sus correspondientes tableros finales:</text:span></text:p>
      <text:p text:style-name="P14"><text:span text:style-name="T11"><draw:frame draw:style-name="fr1" draw:name="Image1" text:anchor-type="as-char" svg:width="12cm" svg:height="4.551cm" draw:z-index="1"><draw:image xlink:href="Pictures/2000000900007274000034ACDA0C3AEB.svm" xlink:type="simple" xlink:show="embed" xlink:actuate="onLoad"/></draw:frame></text:span></text:p>
      <text:p text:style-name="P14"><text:span text:style-name="T11"><draw:frame draw:style-name="fr1" draw:name="Image2" text:anchor-type="as-char" svg:width="12cm" svg:height="4.551cm" draw:z-index="0"><draw:image xlink:href="Pictures/2000000900007274000034AC80E4A72F.svm" xlink:type="simple" xlink:show="embed" xlink:actuate="onLoad"/><svg:title>LuchoRecargado-2.png</svg:title></draw:frame></text:span></text:p>
      <text:p text:style-name="P13"/>
      <text:p text:style-name="P2">Vas a necesitar saber cómo es la representación de los elementos y las particularidades de las operaciones:</text:p>
      <text:list xml:id="list3278187190997872378" text:style-name="L2">
        <text:list-item>
          <text:p text:style-name="P8">una luz apagada se representa con 1 bolita azul,</text:p>
        </text:list-item>
        <text:list-item>
          <text:p text:style-name="P8">una luz prendida se representa con 2 bolitas azules,</text:p>
        </text:list-item>
        <text:list-item>
          <text:p text:style-name="P9"><text:span text:style-name="T14">para saber si hay luz, hay que ver si hay una luz prendida </text:span><text:span text:style-name="T13">o bien</text:span><text:span text:style-name="T14"> una luz apagada,</text:span></text:p>
        </text:list-item>
        <text:list-item>
          <text:p text:style-name="P8">el robot se representa con una bolita negra y el cabezal debe estar siempre sobre él,</text:p>
        </text:list-item>
        <text:list-item>
          <text:p text:style-name="P8">para moverse una fila al Norte, Lucho debe estar en el borde Oeste.</text:p>
        </text:list-item>
      </text:list>
      <text:p text:style-name="Text_20_body"/>
      <text:p text:style-name="P2">Cuando construyas los procedimientos para expresar la estrategia, no te olvides de tener en cuenta las condiciones de borde en las repeticiones, y de encender una luz solamente cuando corresponde. <text:span text:style-name="T15">S</text:span>i te sentís confundido por la cantidad de procedimientos y funciones, ordenalos en tres grupos: los que representan elementos, los que representan operaciones y los que expresan la estrategia de solución.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01T21:12:49.983000000</dc:date>
    <meta:editing-duration>PT3H39M50S</meta:editing-duration>
    <meta:editing-cycles>52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11" meta:word-count="234" meta:character-count="1330" meta:non-whitespace-character-count="1110"/>
  </office:meta>
</office:document-meta>
</file>